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number:date-style style:name="N75" number:automatic-order="true">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FID</text:h>
      <text:p text:style-name="Text_20_body"><text:date style:data-style-name="N75" text:date-value="2009-11-26T17:54:46.91" text:fixed="true">26 Nov 2009</text:date></text:p>
      <text:p text:style-name="Text_20_body"/>
      <text:p text:style-name="Text_20_body">This uses the MERG CBUS CANRS board with the MERG RFID reader board and Core ID series reader.</text:p>
      <text:p text:style-name="Standard">Serial BAUD is 9.6 kb/s</text:p>
      <text:p text:style-name="Standard">Reader format is &lt;STX 02&gt; &lt;10 bytes of hex data&gt; &lt;2 bytes xor of data&gt; &lt;cr&gt; &lt;lf&gt; &lt;ETX 03&gt;</text:p>
      <text:p text:style-name="Standard"/>
      <text:p text:style-name="Standard">To use the CANRS hardware the RFID output needs to be on pin 3 instead of pin 2 and the gender of the D-type needs changing.</text:p>
      <text:p text:style-name="Standard"/>
      <text:p text:style-name="Standard">The OpenLCB output is packets with frame type FT_RFID, the node ID alias in the 12 source ID bits, and 5 bytes RFID tag in the data. Anything which needs the location of the reader as well as the RFID tag needs to monitor changes in the alias for the node ID's. Either by following the CIM packets or by using the FT_VNSN and DAA_NSN packe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6T17:53:36.40</meta:creation-date>
    <meta:document-statistic meta:table-count="0" meta:image-count="0" meta:object-count="0" meta:page-count="1" meta:paragraph-count="7" meta:word-count="138" meta:character-count="687"/>
    <dc:date>2009-11-26T18:03:02.01</dc:date>
    <meta:editing-duration>PT00H09M25S</meta:editing-duration>
    <meta:editing-cycles>1</meta:editing-cycles>
    <meta:generator>OpenOffice.org/3.1$Win32 OpenOffice.org_project/310m19$Build-9420</meta:generator>
  </office:meta>
</office:document-meta>
</file>